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7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2.25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1.834cm"/>
    </style:style>
    <style:style style:name="gr6" style:family="graphic" style:parent-style-name="standard">
      <style:graphic-properties draw:textarea-horizontal-align="justify" draw:textarea-vertical-align="middle" draw:auto-grow-height="false" fo:min-height="1.024cm" fo:min-width="1.83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198cm"/>
    </style:style>
    <style:style style:name="gr8" style:family="graphic" style:parent-style-name="standard">
      <style:graphic-properties draw:textarea-horizontal-align="justify" draw:textarea-vertical-align="middle" draw:auto-grow-height="false" fo:min-height="1.872cm" fo:min-width="2.542cm"/>
    </style:style>
    <style:style style:name="gr9" style:family="graphic" style:parent-style-name="standard">
      <style:graphic-properties draw:textarea-horizontal-align="justify" draw:textarea-vertical-align="middle" draw:auto-grow-height="false" fo:min-height="1.198cm" fo:min-width="2.09cm"/>
    </style:style>
    <style:style style:name="gr10" style:family="graphic" style:parent-style-name="standard">
      <style:graphic-properties draw:textarea-horizontal-align="justify" draw:textarea-vertical-align="middle" draw:auto-grow-height="false" fo:min-height="1.306cm" fo:min-width="1.834cm"/>
    </style:style>
    <style:style style:name="gr11" style:family="graphic" style:parent-style-name="standard">
      <style:graphic-properties draw:textarea-horizontal-align="justify" draw:textarea-vertical-align="middle" draw:auto-grow-height="false" fo:min-height="0.948cm" fo:min-width="1.416cm"/>
    </style:style>
    <style:style style:name="gr12" style:family="graphic" style:parent-style-name="standard">
      <style:graphic-properties draw:textarea-horizontal-align="justify" draw:textarea-vertical-align="middle" draw:auto-grow-height="false" fo:min-height="1.448cm" fo:min-width="2.188cm"/>
    </style:style>
    <style:style style:name="gr13" style:family="graphic" style:parent-style-name="standard">
      <style:graphic-properties draw:textarea-horizontal-align="justify" draw:textarea-vertical-align="middle" draw:auto-grow-height="false" fo:min-height="1.056cm" fo:min-width="1.808cm"/>
    </style:style>
    <style:style style:name="gr14" style:family="graphic" style:parent-style-name="standard">
      <style:graphic-properties draw:textarea-horizontal-align="justify" draw:textarea-vertical-align="middle" draw:auto-grow-height="false" fo:min-height="1.024cm" fo:min-width="1.692cm"/>
    </style:style>
    <style:style style:name="gr15" style:family="graphic" style:parent-style-name="standard">
      <style:graphic-properties draw:textarea-horizontal-align="justify" draw:textarea-vertical-align="middle" draw:auto-grow-height="false" fo:min-height="0.807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cm" svg:height="1.7cm" svg:x="5.7cm" svg:y="8.7cm">
          <text:p text:style-name="P1">Pers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10.4cm" svg:x2="9.5cm" svg:y2="13.5cm">
          <text:p/>
        </draw:line>
        <draw:custom-shape draw:style-name="gr3" draw:text-style-name="P1" draw:layer="layout" svg:width="5.5cm" svg:height="3.6cm" svg:x="6.8cm" svg:y="13.375cm">
          <text:p text:style-name="P1">ISA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" draw:text-style-name="P2" draw:layer="layout" svg:x1="7.8cm" svg:y1="17cm" svg:x2="6.7cm" svg:y2="19.6cm">
          <text:p/>
        </draw:line>
        <draw:line draw:style-name="gr2" draw:text-style-name="P2" draw:layer="layout" svg:x1="11.2cm" svg:y1="17cm" svg:x2="12.4cm" svg:y2="19.7cm">
          <text:p/>
        </draw:line>
        <draw:custom-shape draw:style-name="gr4" draw:text-style-name="P1" draw:layer="layout" svg:width="5.9cm" svg:height="1.5cm" svg:x="9.5cm" svg:y="19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5cm" svg:x="3.1cm" svg:y="19.5cm">
          <text:p text:style-name="P1">Employe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cm" svg:y1="9.3cm" svg:x2="3.4cm" svg:y2="7.9cm">
          <text:p/>
        </draw:line>
        <draw:line draw:style-name="gr2" draw:text-style-name="P2" draw:layer="layout" svg:x1="7.3cm" svg:y1="8.7cm" svg:x2="6.2cm" svg:y2="6.2cm">
          <text:p/>
        </draw:line>
        <draw:line draw:style-name="gr2" draw:text-style-name="P2" draw:layer="layout" svg:x1="9.4cm" svg:y1="8.6cm" svg:x2="9.4cm" svg:y2="5.7cm">
          <text:p/>
        </draw:line>
        <draw:line draw:style-name="gr2" draw:text-style-name="P2" draw:layer="layout" svg:x1="13.5cm" svg:y1="9.4cm" svg:x2="15.9cm" svg:y2="8.7cm">
          <text:p/>
        </draw:line>
        <draw:line draw:style-name="gr2" draw:text-style-name="P2" draw:layer="layout" svg:x1="11.6cm" svg:y1="8.7cm" svg:x2="12.7cm" svg:y2="6.2cm">
          <text:p/>
        </draw:line>
        <draw:custom-shape draw:style-name="gr5" draw:text-style-name="P3" draw:layer="layout" svg:width="3.3cm" svg:height="2cm" svg:x="1.4cm" svg:y="5.9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3cm" svg:height="1.8cm" svg:x="4.263cm" svg:y="4.41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cm" svg:y1="4.5cm" svg:x2="4.7cm" svg:y2="3.7cm">
          <text:p/>
        </draw:line>
        <draw:line draw:style-name="gr2" draw:text-style-name="P2" draw:layer="layout" svg:x1="6.2cm" svg:y1="4.4cm" svg:x2="6.7cm" svg:y2="3.5cm">
          <text:p/>
        </draw:line>
        <draw:custom-shape draw:style-name="gr7" draw:text-style-name="P1" draw:layer="layout" svg:width="2.4cm" svg:height="1.6cm" svg:x="2.8cm" svg:y="2.3cm">
          <text:p text:style-name="P1">Fir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4cm" svg:height="1.6cm" svg:x="5.737cm" svg:y="2.087cm">
          <text:p text:style-name="P1">La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3cm" svg:height="3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662cm" svg:height="2.046cm" svg:x="11.938cm" svg:y="3.854cm">
          <text:p text:style-name="P1">Phone 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3cm" svg:height="2.2cm" svg:x="7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708cm" svg:height="1.692cm" svg:x="8.138cm" svg:y="3.754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8cm" svg:height="2.4cm" svg:x="1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262cm" svg:height="1.846cm" svg:x="15.738cm" svg:y="7.554cm">
          <text:p text:style-name="P1">Email</text:p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44cm" svg:y1="21cm" svg:x2="3.344cm" svg:y2="23.8cm">
          <text:p/>
        </draw:line>
        <draw:line draw:style-name="gr2" draw:text-style-name="P2" draw:layer="layout" svg:x1="6cm" svg:y1="21cm" svg:x2="5.9cm" svg:y2="23.6cm">
          <text:p/>
        </draw:line>
        <draw:line draw:style-name="gr2" draw:text-style-name="P2" draw:layer="layout" svg:x1="7.687cm" svg:y1="21cm" svg:x2="8.587cm" svg:y2="23.7cm">
          <text:p/>
        </draw:line>
        <draw:line draw:style-name="gr2" draw:text-style-name="P2" draw:layer="layout" svg:x1="12.4cm" svg:y1="21cm" svg:x2="12.4cm" svg:y2="23.9cm">
          <text:p/>
        </draw:line>
        <draw:custom-shape draw:style-name="gr14" draw:text-style-name="P1" draw:layer="layout" svg:width="3.1cm" svg:height="1.8cm" svg:x="1.743cm" svg:y="23.8cm">
          <text:p text:style-name="P1">Date H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cm" svg:height="1.495cm" svg:x="4.9cm" svg:y="23.405cm">
          <text:p text:style-name="P1">Off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1cm" svg:height="1.8cm" svg:x="7.1cm" svg:y="23.7cm">
          <text:p text:style-name="P1">Sal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1cm" svg:height="1.8cm" svg:x="10.9cm" svg:y="23.9cm">
          <text:p text:style-name="P1">Class </text:p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09:03:04.831123663</meta:creation-date>
    <dc:date>2016-05-06T09:37:36.147866453</dc:date>
    <meta:editing-duration>PT19M20S</meta:editing-duration>
    <meta:editing-cycles>3</meta:editing-cycles>
    <meta:generator>LibreOffice/5.0.5.2$Linux_X86_64 LibreOffice_project/00m0$Build-2</meta:generator>
    <meta:document-statistic meta:object-count="32"/>
  </office:meta>
</office:document-meta>
</file>